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scapeBodyTag.readBod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scapeBodyTag.setBodyContent( BodyContent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BodyTag.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BodyTag.writeBody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scapeBodyTag.setJavaScriptEscape( boolean javaScript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scapeBodyTag.doAfter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scapeBodyTag.doIni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